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72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/00/00</text:date>, <text:time style:data-style-name="N2" text:time-value="21:11:51.7660283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2-19T21:13:07.709396963</dc:date>
    <meta:editing-duration>PT5H27M59S</meta:editing-duration>
    <meta:editing-cycles>56</meta:editing-cycles>
    <meta:generator>LibreOffice/7.0.4.2$Linux_X86_64 LibreOffice_project/dcf040e67528d9187c66b2379df5ea4407429775</meta:generator>
    <meta:document-statistic meta:table-count="1" meta:cell-count="909" meta:object-count="0"/>
  </office:meta>
</office:document-meta>
</file>